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33mm"/>
    </style:style>
    <style:style style:name="co2" style:family="table-column">
      <style:table-column-properties fo:break-before="auto" style:column-width="21.01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1.66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9.7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color="#ce181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9" style:family="table-cell" style:parent-style-name="Default" style:data-style-name="N116">
      <style:table-cell-properties style:text-align-source="fix" style:repeat-content="false" fo:border="none"/>
      <style:paragraph-properties fo:text-align="start" fo:margin-left="0mm"/>
      <style:text-properties fo:color="#ce181e"/>
    </style:style>
    <style:style style:name="ce10" style:family="table-cell" style:parent-style-name="Default" style:data-style-name="N116">
      <style:table-cell-properties style:text-align-source="fix" style:repeat-content="false" fo:border="0.06pt solid #000000"/>
      <style:paragraph-properties fo:text-align="start" fo:margin-left="0mm"/>
      <style:text-properties fo:color="#ce181e"/>
    </style:style>
    <style:style style:name="ce11" style:family="table-cell" style:parent-style-name="Default" style:data-style-name="N116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16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1015" table:default-cell-style-name="ce6"/>
        <table:table-row table:style-name="ro1">
          <table:table-cell/>
          <table:table-cell table:style-name="ce1"/>
          <table:table-cell table:style-name="ce7"/>
          <table:table-cell table:style-name="ce9" table:number-columns-repeated="6"/>
          <table:table-cell table:style-name="ce13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 table:number-columns-spanned="9" table:number-rows-spanned="1">
            <text:p>记忆持久力升降级变化规则表</text:p>
          </table:table-cell>
          <table:covered-table-cell table:style-name="ce8"/>
          <table:covered-table-cell table:number-columns-repeated="6" table:style-name="ce10"/>
          <table:covered-table-cell table:style-name="ce14" office:value-type="string" calcext:value-type="string">
            <text:p>记忆周期</text:p>
          </table:covered-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级别</text:p>
          </table:table-cell>
          <table:table-cell table:style-name="ce2" office:value-type="string" calcext:value-type="string" table:number-columns-spanned="7" table:number-rows-spanned="1">
            <text:p>时间单位</text:p>
          </table:table-cell>
          <table:covered-table-cell table:number-columns-repeated="6" table:style-name="ce10"/>
          <table:table-cell table:style-name="ce14" office:value-type="string" calcext:value-type="string" table:number-columns-spanned="1" table:number-rows-spanned="2">
            <text:p>记忆周期</text:p>
          </table:table-cell>
          <table:table-cell table:number-columns-repeated="101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秒</text:p>
          </table:table-cell>
          <table:table-cell table:style-name="ce11" office:value-type="string" calcext:value-type="string">
            <text:p>分</text:p>
          </table:table-cell>
          <table:table-cell table:style-name="ce11" office:value-type="string" calcext:value-type="string">
            <text:p>时</text:p>
          </table:table-cell>
          <table:table-cell table:style-name="ce11" office:value-type="string" calcext:value-type="string">
            <text:p>天</text:p>
          </table:table-cell>
          <table:table-cell table:style-name="ce11" office:value-type="string" calcext:value-type="string">
            <text:p>周</text:p>
          </table:table-cell>
          <table:table-cell table:style-name="ce11" office:value-type="string" calcext:value-type="string">
            <text:p>月</text:p>
          </table:table-cell>
          <table:table-cell table:style-name="ce11" office:value-type="string" calcext:value-type="string">
            <text:p>年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11" table:formula="of:=[.C5]/60" office:value-type="float" office:value="0.0833333333333333" calcext:value-type="float">
            <text:p>0.1</text:p>
          </table:table-cell>
          <table:table-cell table:number-columns-repeated="5" table:style-name="ce11" office:value-type="float" office:value="0" calcext:value-type="float">
            <text:p>0.0</text:p>
          </table:table-cell>
          <table:table-cell table:style-name="ce14" office:value-type="string" calcext:value-type="string" table:number-columns-spanned="1" table:number-rows-spanned="5">
            <text:p>短期记忆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4" table:formula="of:=[.C5]*5" office:value-type="float" office:value="25" calcext:value-type="float">
            <text:p>25</text:p>
          </table:table-cell>
          <table:table-cell table:style-name="ce11" table:formula="of:=[.C6]/60" office:value-type="float" office:value="0.416666666666667" calcext:value-type="float">
            <text:p>0.4</text:p>
          </table:table-cell>
          <table:table-cell table:number-columns-repeated="5" table:style-name="ce11" office:value-type="float" office:value="0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4" table:formula="of:=[.C6]*5" office:value-type="float" office:value="125" calcext:value-type="float">
            <text:p>125</text:p>
          </table:table-cell>
          <table:table-cell table:style-name="ce11" table:formula="of:=[.C7]/60" office:value-type="float" office:value="2.08333333333333" calcext:value-type="float">
            <text:p>2.1</text:p>
          </table:table-cell>
          <table:table-cell table:number-columns-repeated="5" table:style-name="ce11" office:value-type="float" office:value="0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4" table:formula="of:=[.C7]*5" office:value-type="float" office:value="625" calcext:value-type="float">
            <text:p>625</text:p>
          </table:table-cell>
          <table:table-cell table:style-name="ce11" table:formula="of:=[.C8]/60" office:value-type="float" office:value="10.4166666666667" calcext:value-type="float">
            <text:p>10.4</text:p>
          </table:table-cell>
          <table:table-cell table:style-name="ce11" table:formula="of:=[.D8]/60" office:value-type="float" office:value="0.173611111111111" calcext:value-type="float">
            <text:p>0.2</text:p>
          </table:table-cell>
          <table:table-cell table:number-columns-repeated="4" table:style-name="ce11" office:value-type="float" office:value="0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4" table:formula="of:=[.C8]*5" office:value-type="float" office:value="3125" calcext:value-type="float">
            <text:p>3125</text:p>
          </table:table-cell>
          <table:table-cell table:style-name="ce11" table:formula="of:=[.C9]/60" office:value-type="float" office:value="52.0833333333333" calcext:value-type="float">
            <text:p>52.1</text:p>
          </table:table-cell>
          <table:table-cell table:style-name="ce11" table:formula="of:=[.D9]/60" office:value-type="float" office:value="0.868055555555556" calcext:value-type="float">
            <text:p>0.9</text:p>
          </table:table-cell>
          <table:table-cell table:number-columns-repeated="4" table:style-name="ce11" office:value-type="float" office:value="0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4" table:formula="of:=[.C9]*3" office:value-type="float" office:value="9375" calcext:value-type="float">
            <text:p>9375</text:p>
          </table:table-cell>
          <table:table-cell table:style-name="ce11" table:formula="of:=[.C10]/60" office:value-type="float" office:value="156.25" calcext:value-type="float">
            <text:p>156.3</text:p>
          </table:table-cell>
          <table:table-cell table:style-name="ce11" table:formula="of:=[.D10]/60" office:value-type="float" office:value="2.60416666666667" calcext:value-type="float">
            <text:p>2.6</text:p>
          </table:table-cell>
          <table:table-cell table:style-name="ce11" table:formula="of:=[.E10]/24" office:value-type="float" office:value="0.108506944444444" calcext:value-type="float">
            <text:p>0.1</text:p>
          </table:table-cell>
          <table:table-cell table:number-columns-repeated="3" table:style-name="ce11" office:value-type="float" office:value="0" calcext:value-type="float">
            <text:p>0.0</text:p>
          </table:table-cell>
          <table:table-cell table:style-name="ce14" office:value-type="string" calcext:value-type="string" table:number-columns-spanned="1" table:number-rows-spanned="5">
            <text:p>中期记忆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4" table:formula="of:=[.C10]*3" office:value-type="float" office:value="28125" calcext:value-type="float">
            <text:p>28125</text:p>
          </table:table-cell>
          <table:table-cell table:style-name="ce11" table:formula="of:=[.C11]/60" office:value-type="float" office:value="468.75" calcext:value-type="float">
            <text:p>468.8</text:p>
          </table:table-cell>
          <table:table-cell table:style-name="ce11" table:formula="of:=[.D11]/60" office:value-type="float" office:value="7.8125" calcext:value-type="float">
            <text:p>7.8</text:p>
          </table:table-cell>
          <table:table-cell table:style-name="ce11" table:formula="of:=[.E11]/24" office:value-type="float" office:value="0.325520833333333" calcext:value-type="float">
            <text:p>0.3</text:p>
          </table:table-cell>
          <table:table-cell table:style-name="ce11" table:formula="of:=[.F11]/7" office:value-type="float" office:value="0.0465029761904762" calcext:value-type="float">
            <text:p>0.0</text:p>
          </table:table-cell>
          <table:table-cell table:number-columns-repeated="2" table:style-name="ce11" office:value-type="float" office:value="0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7" calcext:value-type="float">
            <text:p>7</text:p>
          </table:table-cell>
          <table:table-cell table:style-name="ce4" table:formula="of:=[.C11]*3" office:value-type="float" office:value="84375" calcext:value-type="float">
            <text:p>84375</text:p>
          </table:table-cell>
          <table:table-cell table:style-name="ce11" table:formula="of:=[.C12]/60" office:value-type="float" office:value="1406.25" calcext:value-type="float">
            <text:p>1406.3</text:p>
          </table:table-cell>
          <table:table-cell table:style-name="ce11" table:formula="of:=[.D12]/60" office:value-type="float" office:value="23.4375" calcext:value-type="float">
            <text:p>23.4</text:p>
          </table:table-cell>
          <table:table-cell table:style-name="ce11" table:formula="of:=[.E12]/24" office:value-type="float" office:value="0.9765625" calcext:value-type="float">
            <text:p>1.0</text:p>
          </table:table-cell>
          <table:table-cell table:style-name="ce11" table:formula="of:=[.F12]/7" office:value-type="float" office:value="0.139508928571429" calcext:value-type="float">
            <text:p>0.1</text:p>
          </table:table-cell>
          <table:table-cell table:style-name="ce11" table:formula="of:=[.F12]/30" office:value-type="float" office:value="0.0325520833333333" calcext:value-type="float">
            <text:p>0.0</text:p>
          </table:table-cell>
          <table:table-cell table:style-name="ce11" office:value-type="float" office:value="0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4" table:formula="of:=[.C12]*3" office:value-type="float" office:value="253125" calcext:value-type="float">
            <text:p>253125</text:p>
          </table:table-cell>
          <table:table-cell table:style-name="ce11" table:formula="of:=[.C13]/60" office:value-type="float" office:value="4218.75" calcext:value-type="float">
            <text:p>4218.8</text:p>
          </table:table-cell>
          <table:table-cell table:style-name="ce11" table:formula="of:=[.D13]/60" office:value-type="float" office:value="70.3125" calcext:value-type="float">
            <text:p>70.3</text:p>
          </table:table-cell>
          <table:table-cell table:style-name="ce11" table:formula="of:=[.E13]/24" office:value-type="float" office:value="2.9296875" calcext:value-type="float">
            <text:p>2.9</text:p>
          </table:table-cell>
          <table:table-cell table:style-name="ce11" table:formula="of:=[.F13]/7" office:value-type="float" office:value="0.418526785714286" calcext:value-type="float">
            <text:p>0.4</text:p>
          </table:table-cell>
          <table:table-cell table:style-name="ce11" table:formula="of:=[.F13]/30" office:value-type="float" office:value="0.09765625" calcext:value-type="float">
            <text:p>0.1</text:p>
          </table:table-cell>
          <table:table-cell table:style-name="ce11" table:formula="of:=[.F13]/365" office:value-type="float" office:value="0.00802654109589041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4" table:formula="of:=[.C13]*3" office:value-type="float" office:value="759375" calcext:value-type="float">
            <text:p>759375</text:p>
          </table:table-cell>
          <table:table-cell table:style-name="ce11" table:formula="of:=[.C14]/60" office:value-type="float" office:value="12656.25" calcext:value-type="float">
            <text:p>12656.3</text:p>
          </table:table-cell>
          <table:table-cell table:style-name="ce11" table:formula="of:=[.D14]/60" office:value-type="float" office:value="210.9375" calcext:value-type="float">
            <text:p>210.9</text:p>
          </table:table-cell>
          <table:table-cell table:style-name="ce11" table:formula="of:=[.E14]/24" office:value-type="float" office:value="8.7890625" calcext:value-type="float">
            <text:p>8.8</text:p>
          </table:table-cell>
          <table:table-cell table:style-name="ce11" table:formula="of:=[.F14]/7" office:value-type="float" office:value="1.25558035714286" calcext:value-type="float">
            <text:p>1.3</text:p>
          </table:table-cell>
          <table:table-cell table:style-name="ce11" table:formula="of:=[.F14]/30" office:value-type="float" office:value="0.29296875" calcext:value-type="float">
            <text:p>0.3</text:p>
          </table:table-cell>
          <table:table-cell table:style-name="ce11" table:formula="of:=[.F14]/365" office:value-type="float" office:value="0.0240796232876712" calcext:value-type="float">
            <text:p>0.0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4" table:formula="of:=[.C14]*2.1" office:value-type="float" office:value="1594687.5" calcext:value-type="float">
            <text:p>1594687.5</text:p>
          </table:table-cell>
          <table:table-cell table:style-name="ce11" table:formula="of:=[.C15]/60" office:value-type="float" office:value="26578.125" calcext:value-type="float">
            <text:p>26578.1</text:p>
          </table:table-cell>
          <table:table-cell table:style-name="ce11" table:formula="of:=[.D15]/60" office:value-type="float" office:value="442.96875" calcext:value-type="float">
            <text:p>443.0</text:p>
          </table:table-cell>
          <table:table-cell table:style-name="ce11" table:formula="of:=[.E15]/24" office:value-type="float" office:value="18.45703125" calcext:value-type="float">
            <text:p>18.5</text:p>
          </table:table-cell>
          <table:table-cell table:style-name="ce11" table:formula="of:=[.F15]/7" office:value-type="float" office:value="2.63671875" calcext:value-type="float">
            <text:p>2.6</text:p>
          </table:table-cell>
          <table:table-cell table:style-name="ce11" table:formula="of:=[.F15]/30" office:value-type="float" office:value="0.615234375" calcext:value-type="float">
            <text:p>0.6</text:p>
          </table:table-cell>
          <table:table-cell table:style-name="ce11" table:formula="of:=[.F15]/365" office:value-type="float" office:value="0.0505672089041096" calcext:value-type="float">
            <text:p>0.1</text:p>
          </table:table-cell>
          <table:table-cell table:style-name="ce14" office:value-type="string" calcext:value-type="string" table:number-columns-spanned="1" table:number-rows-spanned="5">
            <text:p>长期记忆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4" table:formula="of:=[.C15]*2.1" office:value-type="float" office:value="3348843.75" calcext:value-type="float">
            <text:p>3348843.75</text:p>
          </table:table-cell>
          <table:table-cell table:style-name="ce11" table:formula="of:=[.C16]/60" office:value-type="float" office:value="55814.0625" calcext:value-type="float">
            <text:p>55814.1</text:p>
          </table:table-cell>
          <table:table-cell table:style-name="ce11" table:formula="of:=[.D16]/60" office:value-type="float" office:value="930.234375" calcext:value-type="float">
            <text:p>930.2</text:p>
          </table:table-cell>
          <table:table-cell table:style-name="ce11" table:formula="of:=[.E16]/24" office:value-type="float" office:value="38.759765625" calcext:value-type="float">
            <text:p>38.8</text:p>
          </table:table-cell>
          <table:table-cell table:style-name="ce11" table:formula="of:=[.F16]/7" office:value-type="float" office:value="5.537109375" calcext:value-type="float">
            <text:p>5.5</text:p>
          </table:table-cell>
          <table:table-cell table:style-name="ce11" table:formula="of:=[.F16]/30" office:value-type="float" office:value="1.2919921875" calcext:value-type="float">
            <text:p>1.3</text:p>
          </table:table-cell>
          <table:table-cell table:style-name="ce11" table:formula="of:=[.F16]/365" office:value-type="float" office:value="0.10619113869863" calcext:value-type="float">
            <text:p>0.1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4" table:formula="of:=[.C16]*2.1" office:value-type="float" office:value="7032571.875" calcext:value-type="float">
            <text:p>7032571.875</text:p>
          </table:table-cell>
          <table:table-cell table:style-name="ce11" table:formula="of:=[.C17]/60" office:value-type="float" office:value="117209.53125" calcext:value-type="float">
            <text:p>117209.5</text:p>
          </table:table-cell>
          <table:table-cell table:style-name="ce11" table:formula="of:=[.D17]/60" office:value-type="float" office:value="1953.4921875" calcext:value-type="float">
            <text:p>1953.5</text:p>
          </table:table-cell>
          <table:table-cell table:style-name="ce11" table:formula="of:=[.E17]/24" office:value-type="float" office:value="81.3955078125" calcext:value-type="float">
            <text:p>81.4</text:p>
          </table:table-cell>
          <table:table-cell table:style-name="ce11" table:formula="of:=[.F17]/7" office:value-type="float" office:value="11.6279296875" calcext:value-type="float">
            <text:p>11.6</text:p>
          </table:table-cell>
          <table:table-cell table:style-name="ce11" table:formula="of:=[.F17]/30" office:value-type="float" office:value="2.71318359375" calcext:value-type="float">
            <text:p>2.7</text:p>
          </table:table-cell>
          <table:table-cell table:style-name="ce11" table:formula="of:=[.F17]/365" office:value-type="float" office:value="0.223001391267123" calcext:value-type="float">
            <text:p>0.2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4" table:formula="of:=[.C17]*2.1" office:value-type="float" office:value="14768400.9375" calcext:value-type="float">
            <text:p>14768400.9375</text:p>
          </table:table-cell>
          <table:table-cell table:style-name="ce11" table:formula="of:=[.C18]/60" office:value-type="float" office:value="246140.015625" calcext:value-type="float">
            <text:p>246140.0</text:p>
          </table:table-cell>
          <table:table-cell table:style-name="ce11" table:formula="of:=[.D18]/60" office:value-type="float" office:value="4102.33359375" calcext:value-type="float">
            <text:p>4102.3</text:p>
          </table:table-cell>
          <table:table-cell table:style-name="ce11" table:formula="of:=[.E18]/24" office:value-type="float" office:value="170.93056640625" calcext:value-type="float">
            <text:p>170.9</text:p>
          </table:table-cell>
          <table:table-cell table:style-name="ce11" table:formula="of:=[.F18]/7" office:value-type="float" office:value="24.41865234375" calcext:value-type="float">
            <text:p>24.4</text:p>
          </table:table-cell>
          <table:table-cell table:style-name="ce11" table:formula="of:=[.F18]/30" office:value-type="float" office:value="5.697685546875" calcext:value-type="float">
            <text:p>5.7</text:p>
          </table:table-cell>
          <table:table-cell table:style-name="ce11" table:formula="of:=[.F18]/365" office:value-type="float" office:value="0.468302921660959" calcext:value-type="float">
            <text:p>0.5</text:p>
          </table:table-cell>
          <table:covered-table-cell table:style-name="ce14"/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4" table:formula="of:=[.C18]*2.1" office:value-type="float" office:value="31013641.96875" calcext:value-type="float">
            <text:p>31013641.96875</text:p>
          </table:table-cell>
          <table:table-cell table:style-name="ce11" table:formula="of:=[.C19]/60" office:value-type="float" office:value="516894.0328125" calcext:value-type="float">
            <text:p>516894.0</text:p>
          </table:table-cell>
          <table:table-cell table:style-name="ce11" table:formula="of:=[.D19]/60" office:value-type="float" office:value="8614.900546875" calcext:value-type="float">
            <text:p>8614.9</text:p>
          </table:table-cell>
          <table:table-cell table:style-name="ce11" table:formula="of:=[.E19]/24" office:value-type="float" office:value="358.954189453125" calcext:value-type="float">
            <text:p>359.0</text:p>
          </table:table-cell>
          <table:table-cell table:style-name="ce11" table:formula="of:=[.F19]/7" office:value-type="float" office:value="51.279169921875" calcext:value-type="float">
            <text:p>51.3</text:p>
          </table:table-cell>
          <table:table-cell table:style-name="ce11" table:formula="of:=[.F19]/30" office:value-type="float" office:value="11.9651396484375" calcext:value-type="float">
            <text:p>12.0</text:p>
          </table:table-cell>
          <table:table-cell table:style-name="ce11" table:formula="of:=[.F19]/365" office:value-type="float" office:value="0.983436135488014" calcext:value-type="float">
            <text:p>1.0</text:p>
          </table:table-cell>
          <table:covered-table-cell table:style-name="ce14"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6:39:11.144707927</meta:creation-date>
    <dc:date>2019-04-15T17:33:56.417617256</dc:date>
    <meta:editing-duration>PT2M13S</meta:editing-duration>
    <meta:editing-cycles>2</meta:editing-cycles>
    <meta:generator>LibreOffice/6.0.7.3$Linux_X86_64 LibreOffice_project/00m0$Build-3</meta:generator>
    <meta:document-statistic meta:table-count="1" meta:cell-count="135" meta:object-count="0"/>
  </office:meta>
</office:document-meta>
</file>